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asian="Arial" fo:font-size="16pt" style:font-size-asian="16pt" style:font-size-complex="16pt" style:text-underline-type="single" style:text-underline-style="solid" style:text-underline-width="auto" style:text-underline-mode="continuous"/>
    </style:style>
    <style:style style:name="P24" style:parent-style-name="Normal" style:family="paragraph">
      <style:paragraph-properties fo:text-align="center"/>
    </style:style>
    <style:style style:name="T25" style:parent-style-name="DefaultParagraphFont" style:family="text">
      <style:text-properties style:font-name="Arial" style:font-name-asian="Arial" fo:font-size="14pt" style:font-size-asian="14pt" style:font-size-complex="14pt"/>
    </style:style>
    <style:style style:name="P26" style:parent-style-name="Normal" style:family="paragraph">
      <style:paragraph-properties fo:text-indent="0.5in"/>
      <style:text-properties style:font-name="Arial" style:font-name-asian="Arial" fo:font-size="14pt" style:font-size-asian="14pt" style:font-size-complex="14pt"/>
    </style:style>
    <style:style style:name="P27" style:parent-style-name="Normal" style:family="paragraph">
      <style:paragraph-properties fo:text-indent="0.5in"/>
    </style:style>
    <style:style style:name="T28" style:parent-style-name="DefaultParagraphFont" style:family="text">
      <style:text-properties style:font-name="Arial" style:font-name-asian="Arial" fo:font-size="14pt" style:font-size-asian="14pt" style:font-size-complex="14pt"/>
    </style:style>
    <style:style style:name="T29" style:parent-style-name="DefaultParagraphFont" style:family="text">
      <style:text-properties style:font-name="Arial" style:font-name-asian="Arial" fo:font-size="14pt" style:font-size-asian="14pt" style:font-size-complex="14pt"/>
    </style:style>
    <style:style style:name="T30" style:parent-style-name="DefaultParagraphFont" style:family="text">
      <style:text-properties fo:font-size="14pt" style:font-size-asian="14pt" style:font-size-complex="14pt"/>
    </style:style>
    <style:style style:name="T31" style:parent-style-name="DefaultParagraphFont" style:family="text">
      <style:text-properties style:font-name="Arial" style:font-name-asian="Arial" fo:font-size="14pt" style:font-size-asian="14pt" style:font-size-complex="14pt"/>
    </style:style>
    <style:style style:name="T32" style:parent-style-name="DefaultParagraphFont" style:family="text">
      <style:text-properties style:font-name="Arial" style:font-name-asian="Arial" fo:font-size="14pt" style:font-size-asian="14pt" style:font-size-complex="14pt"/>
    </style:style>
    <style:style style:name="P33" style:parent-style-name="Normal" style:family="paragraph">
      <style:paragraph-properties fo:text-indent="0.5in"/>
    </style:style>
    <style:style style:name="T34" style:parent-style-name="DefaultParagraphFont" style:family="text">
      <style:text-properties style:font-name="Arial" style:font-name-asian="Arial" fo:font-size="14pt" style:font-size-asian="14pt" style:font-size-complex="14pt"/>
    </style:style>
    <style:style style:name="T35" style:parent-style-name="DefaultParagraphFont" style:family="text">
      <style:text-properties style:font-name="Arial" style:font-name-asian="Arial" fo:font-size="14pt" style:font-size-asian="14pt" style:font-size-complex="14pt"/>
    </style:style>
    <style:style style:name="T36" style:parent-style-name="DefaultParagraphFont" style:family="text">
      <style:text-properties style:font-name="Arial" style:font-name-asian="Arial" fo:font-size="14pt" style:font-size-asian="14pt" style:font-size-complex="14pt"/>
    </style:style>
    <style:style style:name="T37" style:parent-style-name="DefaultParagraphFont" style:family="text">
      <style:text-properties style:font-name="Arial" style:font-name-asian="Arial" fo:font-size="14pt" style:font-size-asian="14pt" style:font-size-complex="14pt"/>
    </style:style>
    <style:style style:name="T38" style:parent-style-name="DefaultParagraphFont" style:family="text">
      <style:text-properties style:font-name="Arial" style:font-name-asian="Arial" fo:font-size="14pt" style:font-size-asian="14pt" style:font-size-complex="14pt"/>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style:font-name="Arial" style:font-name-asian="Arial" fo:font-size="14pt" style:font-size-asian="14pt" style:font-size-complex="14pt"/>
    </style:style>
    <style:style style:name="T41" style:parent-style-name="DefaultParagraphFont" style:family="text">
      <style:text-properties style:font-name="Arial" style:font-name-asian="Arial" fo:font-size="14pt" style:font-size-asian="14pt" style:font-size-complex="14pt"/>
    </style:style>
    <style:style style:name="T42" style:parent-style-name="DefaultParagraphFont" style:family="text">
      <style:text-properties style:font-name="Arial" style:font-name-asian="Arial" fo:font-size="14pt" style:font-size-asian="14pt" style:font-size-complex="14pt"/>
    </style:style>
    <style:style style:name="P43" style:parent-style-name="Normal" style:family="paragraph">
      <style:paragraph-properties fo:text-indent="0.5in"/>
      <style:text-properties style:font-name="Arial" style:font-name-asian="Arial" fo:font-size="14pt" style:font-size-asian="14pt" style:font-size-complex="14pt"/>
    </style:style>
    <style:style style:name="P44" style:parent-style-name="Normal" style:family="paragraph">
      <style:paragraph-properties fo:text-indent="0.5in"/>
    </style:style>
    <style:style style:name="T45" style:parent-style-name="DefaultParagraphFont" style:family="text">
      <style:text-properties style:font-name="Arial" style:font-name-asian="Arial" fo:font-size="14pt" style:font-size-asian="14pt" style:font-size-complex="14pt"/>
    </style:style>
    <style:style style:name="T46" style:parent-style-name="DefaultParagraphFont" style:family="text">
      <style:text-properties style:font-name="Arial" style:font-name-asian="Arial" fo:font-size="14pt" style:font-size-asian="14pt" style:font-size-complex="14pt"/>
    </style:style>
    <style:style style:name="T47" style:parent-style-name="DefaultParagraphFont" style:family="text">
      <style:text-properties fo:font-size="14pt" style:font-size-asian="14pt" style:font-size-complex="14pt"/>
    </style:style>
    <style:style style:name="T48" style:parent-style-name="DefaultParagraphFont" style:family="text">
      <style:text-properties style:font-name="Arial" style:font-name-asian="Arial" fo:font-size="14pt" style:font-size-asian="14pt" style:font-size-complex="14pt"/>
    </style:style>
    <style:style style:name="T49" style:parent-style-name="DefaultParagraphFont" style:family="text">
      <style:text-properties style:font-name="Arial" style:font-name-asian="Arial" fo:font-size="14pt" style:font-size-asian="14pt" style:font-size-complex="14pt"/>
    </style:style>
    <style:style style:name="P50" style:parent-style-name="Normal" style:family="paragraph">
      <style:paragraph-properties fo:text-indent="0.5in"/>
      <style:text-properties style:font-name="Arial" style:font-name-asian="Arial" fo:font-size="14pt" style:font-size-asian="14pt" style:font-size-complex="14pt"/>
    </style:style>
    <style:style style:name="P51" style:parent-style-name="Normal" style:family="paragraph">
      <style:paragraph-properties fo:text-indent="0.5in"/>
      <style:text-properties style:font-name="Arial" style:font-name-asian="Arial" fo:font-size="14pt" style:font-size-asian="14pt" style:font-size-complex="14pt"/>
    </style:style>
    <style:style style:name="P52" style:parent-style-name="Normal" style:family="paragraph">
      <style:paragraph-properties fo:text-indent="0.5in"/>
      <style:text-properties style:font-name="Arial" style:font-name-asian="Arial" fo:font-size="14pt" style:font-size-asian="14pt" style:font-size-complex="14pt"/>
    </style:style>
    <style:style style:name="P53" style:parent-style-name="Normal" style:family="paragraph">
      <style:paragraph-properties fo:text-indent="0.5in"/>
      <style:text-properties style:font-name="Arial" style:font-name-asian="Arial" fo:font-size="14pt" style:font-size-asian="14pt" style:font-size-complex="14pt"/>
    </style:style>
    <style:style style:name="P54" style:parent-style-name="Normal" style:family="paragraph">
      <style:paragraph-properties fo:text-indent="0.5in"/>
      <style:text-properties style:font-name="Arial" style:font-name-asian="Arial" fo:font-size="14pt" style:font-size-asian="14pt" style:font-size-complex="14pt"/>
    </style:style>
    <style:style style:name="P55" style:parent-style-name="Normal" style:family="paragraph">
      <style:paragraph-properties fo:text-indent="0.5in"/>
      <style:text-properties style:font-name="Arial" style:font-name-asian="Arial" fo:font-size="14pt" style:font-size-asian="14pt" style:font-size-complex="14pt"/>
    </style:style>
    <style:style style:name="P56" style:parent-style-name="Normal" style:family="paragraph">
      <style:paragraph-properties fo:break-before="page"/>
      <style:text-properties style:font-name="Arial" style:font-name-asian="Arial"/>
    </style:style>
    <style:style style:name="P57" style:parent-style-name="Normal" style:family="paragraph">
      <style:text-properties style:font-name="Arial" style:font-name-asian="Arial"/>
    </style:style>
    <style:style style:name="P58" style:parent-style-name="Normal" style:family="paragraph">
      <style:paragraph-properties fo:text-align="center"/>
      <style:text-properties style:font-name="Arial" style:font-name-asian="Arial" fo:font-size="14pt" style:font-size-asian="14pt" style:font-size-complex="14pt"/>
    </style:style>
    <style:style style:name="P59" style:parent-style-name="Normal" style:family="paragraph">
      <style:paragraph-properties fo:text-indent="0.5in"/>
    </style:style>
    <style:style style:name="T60" style:parent-style-name="DefaultParagraphFont" style:family="text">
      <style:text-properties style:font-name="Arial" style:font-name-asian="Arial" fo:font-size="14pt" style:font-size-asian="14pt" style:font-size-complex="14pt"/>
    </style:style>
    <style:style style:name="T61" style:parent-style-name="DefaultParagraphFont" style:family="text">
      <style:text-properties style:font-name="Arial" style:font-name-asian="Arial" fo:font-size="14pt" style:font-size-asian="14pt" style:font-size-complex="14pt"/>
    </style:style>
    <style:style style:name="T62" style:parent-style-name="DefaultParagraphFont" style:family="text">
      <style:text-properties style:font-name="Arial" style:font-name-asian="Arial" fo:font-size="14pt" style:font-size-asian="14pt" style:font-size-complex="14pt"/>
    </style:style>
    <style:style style:name="T63" style:parent-style-name="DefaultParagraphFont" style:family="text">
      <style:text-properties style:font-name="Arial" style:font-name-asian="Arial" fo:font-size="14pt" style:font-size-asian="14pt" style:font-size-complex="14pt"/>
    </style:style>
    <style:style style:name="T64" style:parent-style-name="DefaultParagraphFont" style:family="text">
      <style:text-properties style:font-name="Arial" style:font-name-asian="Arial" style:text-position="super 64.2%" fo:font-size="14pt" style:font-size-asian="14pt" style:font-size-complex="14pt"/>
    </style:style>
    <style:style style:name="T65" style:parent-style-name="DefaultParagraphFont" style:family="text">
      <style:text-properties style:font-name="Arial" style:font-name-asian="Arial" fo:font-size="14pt" style:font-size-asian="14pt" style:font-size-complex="14pt"/>
    </style:style>
    <style:style style:name="T66" style:parent-style-name="DefaultParagraphFont" style:family="text">
      <style:text-properties style:font-name="Arial" style:font-name-asian="Arial" fo:font-size="14pt" style:font-size-asian="14pt" style:font-size-complex="14pt"/>
    </style:style>
    <style:style style:name="T67" style:parent-style-name="DefaultParagraphFont" style:family="text">
      <style:text-properties style:font-name="Arial" style:font-name-asian="Arial" fo:font-size="14pt" style:font-size-asian="14pt" style:font-size-complex="14pt"/>
    </style:style>
    <style:style style:name="T68" style:parent-style-name="DefaultParagraphFont" style:family="text">
      <style:text-properties style:font-name="Arial" style:font-name-asian="Arial" fo:font-size="14pt" style:font-size-asian="14pt" style:font-size-complex="14pt"/>
    </style:style>
    <style:style style:name="T69" style:parent-style-name="DefaultParagraphFont" style:family="text">
      <style:text-properties style:font-name="Arial" style:font-name-asian="Arial" fo:font-size="14pt" style:font-size-asian="14pt" style:font-size-complex="14pt"/>
    </style:style>
    <style:style style:name="P70" style:parent-style-name="Normal" style:family="paragraph">
      <style:paragraph-properties fo:break-before="page"/>
      <style:text-properties style:font-name="Arial" style:font-name-asian="Arial"/>
    </style:style>
    <style:style style:name="P71" style:parent-style-name="Normal" style:family="paragraph">
      <style:paragraph-properties fo:text-align="center" fo:text-indent="0.5in"/>
      <style:text-properties fo:font-size="14pt" style:font-size-asian="14pt" style:font-size-complex="14pt"/>
    </style:style>
    <style:style style:name="P72" style:parent-style-name="Normal" style:family="paragraph">
      <style:paragraph-properties fo:text-indent="0.5in"/>
    </style:style>
    <style:style style:name="T73" style:parent-style-name="DefaultParagraphFont" style:family="text">
      <style:text-properties style:font-name="Arial" style:font-name-asian="Arial" fo:font-size="14pt" style:font-size-asian="14pt" style:font-size-complex="14pt"/>
    </style:style>
    <style:style style:name="T74" style:parent-style-name="DefaultParagraphFont" style:family="text">
      <style:text-properties style:font-name="Arial" style:font-name-asian="Arial" fo:font-size="14pt" style:font-size-asian="14pt" style:font-size-complex="14pt"/>
    </style:style>
    <style:style style:name="T75" style:parent-style-name="DefaultParagraphFont" style:family="text">
      <style:text-properties style:font-name="Arial" style:font-name-asian="Arial" fo:font-size="14pt" style:font-size-asian="14pt" style:font-size-complex="14pt"/>
    </style:style>
    <style:style style:name="T76" style:parent-style-name="DefaultParagraphFont" style:family="text">
      <style:text-properties style:font-name="Arial" style:font-name-asian="Arial" fo:font-size="14pt" style:font-size-asian="14pt" style:font-size-complex="14pt"/>
    </style:style>
    <style:style style:name="T77" style:parent-style-name="DefaultParagraphFont" style:family="text">
      <style:text-properties style:font-name="Arial" style:font-name-asian="Arial" fo:font-size="14pt" style:font-size-asian="14pt" style:font-size-complex="14pt"/>
    </style:style>
    <style:style style:name="T78" style:parent-style-name="DefaultParagraphFont" style:family="text">
      <style:text-properties style:font-name="Arial" style:font-name-asian="Arial" fo:font-size="14pt" style:font-size-asian="14pt" style:font-size-complex="14pt"/>
    </style:style>
    <style:style style:name="T79" style:parent-style-name="DefaultParagraphFont" style:family="text">
      <style:text-properties style:font-name="Arial" style:font-name-asian="Arial" fo:font-size="14pt" style:font-size-asian="14pt" style:font-size-complex="14pt"/>
    </style:style>
    <style:style style:name="T80" style:parent-style-name="DefaultParagraphFont" style:family="text">
      <style:text-properties style:font-name="Arial" style:font-name-asian="Arial" fo:font-size="14pt" style:font-size-asian="14pt" style:font-size-complex="14pt"/>
    </style:style>
    <style:style style:name="T81" style:parent-style-name="DefaultParagraphFont" style:family="text">
      <style:text-properties fo:font-size="14pt" style:font-size-asian="14pt" style:font-size-complex="14pt"/>
    </style:style>
    <style:style style:name="T82" style:parent-style-name="DefaultParagraphFont" style:family="text">
      <style:text-properties style:font-name="Arial" style:font-name-asian="Arial" fo:font-size="14pt" style:font-size-asian="14pt" style:font-size-complex="14pt"/>
    </style:style>
    <style:style style:name="T83" style:parent-style-name="DefaultParagraphFont" style:family="text">
      <style:text-properties style:font-name="Arial" style:font-name-asian="Arial" fo:font-size="14pt" style:font-size-asian="14pt" style:font-size-complex="14pt"/>
    </style:style>
    <style:style style:name="P84" style:parent-style-name="Normal" style:family="paragraph">
      <style:paragraph-properties fo:text-indent="0.5in"/>
      <style:text-properties style:font-name="Arial" style:font-name-asian="Arial" fo:font-size="14pt" style:font-size-asian="14pt" style:font-size-complex="14pt"/>
    </style:style>
    <style:style style:name="P85" style:parent-style-name="Normal" style:family="paragraph">
      <style:paragraph-properties fo:break-before="page"/>
      <style:text-properties style:font-name="Arial" style:font-name-asian="Arial"/>
    </style:style>
    <style:style style:name="P86" style:parent-style-name="Normal" style:family="paragraph">
      <style:paragraph-properties fo:text-align="center" fo:text-indent="0.5in"/>
      <style:text-properties style:font-name="Arial" style:font-name-asian="Arial" fo:font-size="14pt" style:font-size-asian="14pt" style:font-size-complex="14pt"/>
    </style:style>
    <style:style style:name="P87" style:parent-style-name="Normal" style:family="paragraph">
      <style:paragraph-properties fo:text-indent="0.5in"/>
    </style:style>
    <style:style style:name="T88" style:parent-style-name="DefaultParagraphFont" style:family="text">
      <style:text-properties style:font-name="Arial" style:font-name-asian="Arial" fo:font-size="14pt" style:font-size-asian="14pt" style:font-size-complex="14pt"/>
    </style:style>
    <style:style style:name="T89" style:parent-style-name="DefaultParagraphFont" style:family="text">
      <style:text-properties style:font-name="Arial" style:font-name-asian="Arial" fo:font-size="14pt" style:font-size-asian="14pt" style:font-size-complex="14pt"/>
    </style:style>
    <style:style style:name="T90" style:parent-style-name="DefaultParagraphFont" style:family="text">
      <style:text-properties style:font-name="Arial" style:font-name-asian="Arial" fo:font-size="14pt" style:font-size-asian="14pt" style:font-size-complex="14pt"/>
    </style:style>
    <style:style style:name="T91" style:parent-style-name="DefaultParagraphFont" style:family="text">
      <style:text-properties style:font-name="Arial" style:font-name-asian="Arial" fo:font-size="14pt" style:font-size-asian="14pt" style:font-size-complex="14pt"/>
    </style:style>
    <style:style style:name="T92" style:parent-style-name="DefaultParagraphFont" style:family="text">
      <style:text-properties style:font-name="Arial" style:font-name-asian="Arial"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style:font-name="Arial" style:font-name-asian="Arial" fo:font-size="14pt" style:font-size-asian="14pt" style:font-size-complex="14pt"/>
    </style:style>
    <style:style style:name="T95" style:parent-style-name="DefaultParagraphFont" style:family="text">
      <style:text-properties style:font-name="Arial" style:font-name-asian="Arial" fo:font-size="14pt" style:font-size-asian="14pt" style:font-size-complex="14pt"/>
    </style:style>
    <style:style style:name="T96" style:parent-style-name="DefaultParagraphFont" style:family="text">
      <style:text-properties style:font-name="Arial" style:font-name-asian="Arial" fo:font-size="14pt" style:font-size-asian="14pt" style:font-size-complex="14pt"/>
    </style:style>
    <style:style style:name="T97" style:parent-style-name="DefaultParagraphFont" style:family="text">
      <style:text-properties style:font-name="Arial" style:font-name-asian="Arial" fo:font-size="14pt" style:font-size-asian="14pt" style:font-size-complex="14pt"/>
    </style:style>
    <style:style style:name="T98" style:parent-style-name="DefaultParagraphFont" style:family="text">
      <style:text-properties style:font-name="Arial" style:font-name-asian="Arial" fo:font-size="14pt" style:font-size-asian="14pt" style:font-size-complex="14pt"/>
    </style:style>
    <style:style style:name="P99" style:parent-style-name="Normal" style:family="paragraph">
      <style:paragraph-properties fo:text-indent="0.5in"/>
      <style:text-properties style:font-name="Arial" style:font-name-asian="Arial" fo:font-size="14pt" style:font-size-asian="14pt" style:font-size-complex="14pt"/>
    </style:style>
    <style:style style:name="P100" style:parent-style-name="Normal" style:family="paragraph">
      <style:paragraph-properties fo:break-before="page"/>
    </style:style>
    <style:style style:name="P101" style:parent-style-name="Normal" style:family="paragraph">
      <style:paragraph-properties fo:text-align="center" fo:text-indent="0.5in"/>
      <style:text-properties style:font-name="Arial" style:font-name-asian="Arial" fo:font-size="14pt" style:font-size-asian="14pt" style:font-size-complex="14pt" style:text-underline-type="single" style:text-underline-style="solid" style:text-underline-width="auto" style:text-underline-mode="continuous"/>
    </style:style>
    <style:style style:name="P102" style:parent-style-name="Normal" style:family="paragraph">
      <style:paragraph-properties fo:text-indent="0.5in"/>
      <style:text-properties style:font-name="Arial" style:font-name-asian="Arial" fo:font-size="14pt" style:font-size-asian="14pt" style:font-size-complex="14pt"/>
    </style:style>
    <style:style style:name="P103" style:parent-style-name="Normal" style:family="paragraph">
      <style:paragraph-properties fo:text-align="center" fo:text-indent="0.5in"/>
      <style:text-properties style:font-name="Arial" style:font-name-asian="Arial" fo:font-size="14pt" style:font-size-asian="14pt" style:font-size-complex="14pt" style:text-underline-type="single" style:text-underline-style="solid" style:text-underline-width="auto" style:text-underline-mode="continuous"/>
    </style:style>
    <style:style style:name="P104" style:parent-style-name="Normal" style:family="paragraph">
      <style:paragraph-properties fo:text-indent="0.5in"/>
    </style:style>
    <style:style style:name="T105" style:parent-style-name="DefaultParagraphFont" style:family="text">
      <style:text-properties style:font-name="Arial" style:font-name-asian="Arial" fo:font-size="14pt" style:font-size-asian="14pt" style:font-size-complex="14pt"/>
    </style:style>
    <style:style style:name="T106" style:parent-style-name="DefaultParagraphFont" style:family="text">
      <style:text-properties style:font-name="Arial" style:font-name-asian="Arial" fo:font-size="14pt" style:font-size-asian="14pt" style:font-size-complex="14pt"/>
    </style:style>
    <style:style style:name="P107" style:parent-style-name="Normal" style:family="paragraph">
      <style:paragraph-properties fo:text-indent="0.5in"/>
      <style:text-properties style:font-name="Arial" style:font-name-asian="Arial" fo:font-size="14pt" style:font-size-asian="14pt" style:font-size-complex="14pt"/>
    </style:style>
    <style:style style:name="P108" style:parent-style-name="Normal" style:family="paragraph">
      <style:paragraph-properties fo:text-align="center" fo:text-indent="0.5in"/>
    </style:style>
    <style:style style:name="T109" style:parent-style-name="DefaultParagraphFont" style:family="text">
      <style:text-properties style:font-name="Arial" style:font-name-asian="Arial" fo:font-size="14pt" style:font-size-asian="14pt" style:font-size-complex="14pt" style:text-underline-type="single" style:text-underline-style="solid" style:text-underline-width="auto" style:text-underline-mode="continuous"/>
    </style:style>
    <style:style style:name="P110" style:parent-style-name="Normal" style:family="paragraph">
      <style:paragraph-properties fo:text-indent="0.5in"/>
      <style:text-properties style:font-name="Arial" style:font-name-asian="Arial" fo:font-size="14pt" style:font-size-asian="14pt" style:font-size-complex="14pt"/>
    </style:style>
    <style:style style:name="P111" style:parent-style-name="Normal" style:family="paragraph">
      <style:paragraph-properties fo:text-indent="0.5in"/>
      <style:text-properties style:font-name="Arial" style:font-name-asian="Arial" fo:font-size="14pt" style:font-size-asian="14pt" style:font-size-complex="14pt"/>
    </style:style>
    <style:style style:name="P112" style:parent-style-name="Normal" style:family="paragraph">
      <style:paragraph-properties fo:text-align="center" fo:text-indent="0.5in"/>
    </style:style>
    <style:style style:name="T113" style:parent-style-name="DefaultParagraphFont" style:family="text">
      <style:text-properties style:font-name="Arial" style:font-name-asian="Arial" fo:font-size="14pt" style:font-size-asian="14pt" style:font-size-complex="14pt" style:text-underline-type="single" style:text-underline-style="solid" style:text-underline-width="auto" style:text-underline-mode="continuous"/>
    </style:style>
    <style:style style:name="P114" style:parent-style-name="Normal" style:family="paragraph">
      <style:paragraph-properties fo:text-indent="0.5in"/>
      <style:text-properties style:font-name="Arial" style:font-name-asian="Arial" fo:font-size="14pt" style:font-size-asian="14pt" style:font-size-complex="14pt"/>
    </style:style>
    <style:style style:name="P115" style:parent-style-name="Normal" style:family="paragraph">
      <style:paragraph-properties fo:text-indent="0.5in"/>
      <style:text-properties style:font-name="Arial" style:font-name-asian="Arial" fo:font-size="14pt" style:font-size-asian="14pt" style:font-size-complex="14pt"/>
    </style:style>
    <style:style style:name="P116" style:parent-style-name="Normal" style:family="paragraph">
      <style:paragraph-properties fo:text-align="center" fo:text-indent="0.5in"/>
    </style:style>
    <style:style style:name="T117" style:parent-style-name="DefaultParagraphFont" style:family="text">
      <style:text-properties style:font-name="Arial" style:font-name-asian="Arial" fo:font-size="14pt" style:font-size-asian="14pt" style:font-size-complex="14pt" style:text-underline-type="single" style:text-underline-style="solid" style:text-underline-width="auto" style:text-underline-mode="continuous"/>
    </style:style>
    <style:style style:name="P118" style:parent-style-name="Normal" style:family="paragraph">
      <style:paragraph-properties fo:text-indent="0.5in"/>
      <style:text-properties style:font-name="Arial" style:font-name-asian="Arial" fo:font-size="14pt" style:font-size-asian="14pt" style:font-size-complex="14pt"/>
    </style:style>
    <style:style style:name="P119" style:parent-style-name="Normal" style:family="paragraph">
      <style:paragraph-properties fo:text-indent="0.5in"/>
      <style:text-properties style:font-name="Arial" style:font-name-asian="Arial" fo:font-size="14pt" style:font-size-asian="14pt" style:font-size-complex="14pt"/>
    </style:style>
    <style:style style:name="P120" style:parent-style-name="Normal" style:family="paragraph">
      <style:paragraph-properties fo:break-before="page"/>
    </style:style>
    <style:style style:name="P121" style:parent-style-name="Normal" style:family="paragraph">
      <style:paragraph-properties fo:text-align="center" fo:text-indent="0.5in"/>
    </style:style>
    <style:style style:name="T122" style:parent-style-name="DefaultParagraphFont" style:family="text">
      <style:text-properties style:font-name="Arial" style:font-name-asian="Arial" fo:font-size="14pt" style:font-size-asian="14pt" style:font-size-complex="14pt" style:text-underline-type="single" style:text-underline-style="solid" style:text-underline-width="auto" style:text-underline-mode="continuous"/>
    </style:style>
    <style:style style:name="P123" style:parent-style-name="Normal" style:family="paragraph">
      <style:paragraph-properties fo:text-indent="0.5in"/>
    </style:style>
    <style:style style:name="T124" style:parent-style-name="DefaultParagraphFont" style:family="text">
      <style:text-properties style:font-name="Arial" style:font-name-asian="Arial" fo:font-size="14pt" style:font-size-asian="14pt" style:font-size-complex="14pt"/>
    </style:style>
    <style:style style:name="T125" style:parent-style-name="DefaultParagraphFont" style:family="text">
      <style:text-properties style:font-name="Arial" style:font-name-asian="Arial" fo:font-size="14pt" style:font-size-asian="14pt" style:font-size-complex="14pt"/>
    </style:style>
    <style:style style:name="T126" style:parent-style-name="DefaultParagraphFont" style:family="text">
      <style:text-properties style:font-name="Arial" style:font-name-asian="Arial" fo:font-size="14pt" style:font-size-asian="14pt" style:font-size-complex="14pt"/>
    </style:style>
    <style:style style:name="P127" style:parent-style-name="Normal" style:family="paragraph">
      <style:paragraph-properties fo:text-indent="0.5in"/>
      <style:text-properties style:font-name="Arial" style:font-name-asian="Arial" fo:font-size="14pt" style:font-size-asian="14pt" style:font-size-complex="14pt"/>
    </style:style>
    <style:style style:name="P128" style:parent-style-name="Normal" style:family="paragraph">
      <style:paragraph-properties fo:text-align="center" fo:text-indent="0.5in"/>
    </style:style>
    <style:style style:name="T129" style:parent-style-name="DefaultParagraphFont" style:family="text">
      <style:text-properties style:font-name="Arial" style:font-name-asian="Arial" fo:font-size="14pt" style:font-size-asian="14pt" style:font-size-complex="14pt" style:text-underline-type="single" style:text-underline-style="solid" style:text-underline-width="auto" style:text-underline-mode="continuous"/>
    </style:style>
    <style:style style:name="P130" style:parent-style-name="Normal" style:family="paragraph">
      <style:paragraph-properties fo:text-indent="0.5in"/>
      <style:text-properties style:font-name="Arial" style:font-name-asian="Arial" fo:font-size="14pt" style:font-size-asian="14pt" style:font-size-complex="14pt"/>
    </style:style>
    <style:style style:name="P131" style:parent-style-name="Normal" style:family="paragraph">
      <style:paragraph-properties fo:text-indent="0.5in"/>
      <style:text-properties style:font-name="Arial" style:font-name-asian="Arial" fo:font-size="14pt" style:font-size-asian="14pt" style:font-size-complex="14pt"/>
    </style:style>
    <style:style style:name="P132" style:parent-style-name="Normal" style:family="paragraph">
      <style:paragraph-properties fo:text-align="center" fo:text-indent="0.5in"/>
    </style:style>
    <style:style style:name="T133" style:parent-style-name="DefaultParagraphFont" style:family="text">
      <style:text-properties style:font-name="Arial" style:font-name-asian="Arial" fo:font-size="14pt" style:font-size-asian="14pt" style:font-size-complex="14pt" style:text-underline-type="single" style:text-underline-style="solid" style:text-underline-width="auto" style:text-underline-mode="continuous"/>
    </style:style>
    <style:style style:name="P134" style:parent-style-name="Normal" style:family="paragraph">
      <style:paragraph-properties fo:text-indent="0.5in"/>
      <style:text-properties style:font-name="Arial" style:font-name-asian="Arial" fo:font-size="12pt" style:font-size-asian="12pt" style:font-size-complex="12pt"/>
    </style:style>
    <style:style style:name="P135" style:parent-style-name="ListParagraph" style:list-style-name="LFO1" style:family="paragraph"/>
    <style:style style:name="T136" style:parent-style-name="DefaultParagraphFont" style:family="text">
      <style:text-properties style:font-name="Arial" fo:font-size="12pt" style:font-size-asian="12pt" style:font-size-complex="12pt"/>
    </style:style>
    <style:style style:name="P137" style:parent-style-name="ListParagraph" style:list-style-name="LFO1" style:family="paragraph"/>
    <style:style style:name="T138" style:parent-style-name="DefaultParagraphFont" style:family="text">
      <style:text-properties style:font-name="Arial" fo:font-size="12pt" style:font-size-asian="12pt" style:font-size-complex="12pt"/>
    </style:style>
    <style:style style:name="P139" style:parent-style-name="ListParagraph" style:list-style-name="LFO1" style:family="paragraph"/>
    <style:style style:name="T140" style:parent-style-name="DefaultParagraphFont" style:family="text">
      <style:text-properties style:font-name="Arial" fo:font-size="12pt" style:font-size-asian="12pt" style:font-size-complex="12pt"/>
    </style:style>
    <style:style style:name="P141" style:parent-style-name="ListParagraph" style:list-style-name="LFO1" style:family="paragraph"/>
    <style:style style:name="T142" style:parent-style-name="DefaultParagraphFont" style:family="text">
      <style:text-properties style:font-name="Arial" fo:font-size="12pt" style:font-size-asian="12pt" style:font-size-complex="12pt"/>
    </style:style>
    <style:style style:name="P143" style:parent-style-name="ListParagraph" style:list-style-name="LFO1" style:family="paragraph"/>
    <style:style style:name="T144" style:parent-style-name="DefaultParagraphFont" style:family="text">
      <style:text-properties style:font-name="Arial" fo:font-size="12pt" style:font-size-asian="12pt" style:font-size-complex="12pt"/>
    </style:style>
    <style:style style:name="P145" style:parent-style-name="Normal" style:family="paragraph">
      <style:text-properties style:font-name="Arial" fo:font-size="12pt" style:font-size-asian="12pt" style:font-size-complex="12pt"/>
    </style:style>
    <style:style style:name="P146" style:parent-style-name="Normal" style:family="paragraph">
      <style:paragraph-properties fo:break-before="page"/>
    </style:style>
    <style:style style:name="P147" style:parent-style-name="Normal" style:family="paragraph">
      <style:paragraph-properties fo:text-align="center" fo:text-indent="0.5in"/>
    </style:style>
    <style:style style:name="T148" style:parent-style-name="DefaultParagraphFont" style:family="text">
      <style:text-properties style:font-name="Arial" style:font-name-asian="Arial" fo:font-size="14pt" style:font-size-asian="14pt" style:font-size-complex="14pt" style:text-underline-type="single" style:text-underline-style="solid" style:text-underline-width="auto" style:text-underline-mode="continuous"/>
    </style:style>
    <style:style style:name="P149" style:parent-style-name="Normal" style:family="paragraph">
      <style:paragraph-properties fo:text-indent="0.5in"/>
      <style:text-properties style:font-name="Arial" style:font-name-asian="Arial" fo:font-size="12pt" style:font-size-asian="12pt" style:font-size-complex="12pt"/>
    </style:style>
    <style:style style:name="P150" style:parent-style-name="Normal" style:family="paragraph">
      <style:paragraph-properties fo:text-indent="0.5in"/>
      <style:text-properties style:font-name="Arial" style:font-name-asian="Arial" fo:font-size="12pt" style:font-size-asian="12pt" style:font-size-complex="12pt"/>
    </style:style>
    <style:style style:name="P151" style:parent-style-name="Normal" style:family="paragraph">
      <style:paragraph-properties fo:text-indent="0.5in"/>
      <style:text-properties style:font-name="Arial" style:font-name-asian="Arial" fo:font-size="12pt" style:font-size-asian="12pt" style:font-size-complex="12pt"/>
    </style:style>
    <style:style style:name="P152" style:parent-style-name="Normal" style:family="paragraph">
      <style:paragraph-properties fo:text-indent="0.5in"/>
      <style:text-properties style:font-name="Arial" style:font-name-asian="Arial" fo:font-size="12pt" style:font-size-asian="12pt" style:font-size-complex="12pt"/>
    </style:style>
    <style:style style:name="P153" style:parent-style-name="Normal" style:family="paragraph">
      <style:paragraph-properties fo:text-indent="0.5in"/>
      <style:text-properties fo:font-size="14pt" style:font-size-asian="14pt" style:font-size-complex="14pt"/>
    </style:style>
    <style:style style:name="P154" style:parent-style-name="Normal" style:family="paragraph">
      <style:paragraph-properties fo:text-indent="0.5in"/>
      <style:text-properties fo:font-size="14pt" style:font-size-asian="14pt" style:font-size-complex="14pt"/>
    </style:style>
    <style:style style:name="P155" style:parent-style-name="Normal" style:family="paragraph">
      <style:paragraph-properties fo:text-indent="0.5in"/>
    </style:style>
    <style:style style:name="T156" style:parent-style-name="DefaultParagraphFont" style:family="text">
      <style:text-properties fo:font-size="14pt" style:font-size-asian="14pt" style:font-size-complex="14pt"/>
    </style:style>
  </office:automatic-styles>
  <office:body>
    <office:text text:use-soft-page-breaks="true">
      <text:p text:style-name="P1">Endless (Name Tentative)</text:p>
      <text:p text:style-name="P24"><text:span text:style-name="T25">Story:</text:span></text:p>
      <text:p text:style-name="P26">[EXPOSITION] Endless is a story of three criminals, a cowboy, ninja, and pirate (Bios on page 4, 5, and 6) who find themselves stuck in a dungeon-esque environment, in which hellish creatures seek to kill<text:s/>them. A guiding voice, the Oracle, informs them they are in a temporal loop and regardless of the actions taken, the enemies of the dungeon will overwhelm them, causing the cycle to continue. Upon restarting the cycle, they possess very little of what they<text:s/>had in their previous life, including both memories of their previous life or any physical objects they may have collected. Their skills, however, improve as they venture through each cycle. They make it their objective to find the reason they are in this<text:s/>infernal landscape in order to escape and return to their original lives. As they solve the mysteries of the dungeon and they meet their fate over and over again, it is revealed they are in a purgatory, an afterlife that decides their ultimate fate, and this endeavor is their chance at redemption. They deny the opportunities offered, and seek to kill the being that has them in this nightmare. They learn the entity behind this is a God of Time, Cronus. They discover his lair is deep within the dungeon, and<text:s/>progressing into the depths against stronger and tougher minions is their only way to face him and end this nightmare.<text:s/></text:p>
      <text:p text:style-name="P27"><text:span text:style-name="T28">[FACING CRONUS] Despite facing eternal damnation, the call for freedom and battle beckons, and they persevere onwards. After facing all<text:s/></text:span><text:span text:style-name="T29">of Cronus’ hellish servants, the protagonists</text:span><text:span text:style-name="T30"><text:s/></text:span><text:span text:style-name="T31">fight the demented god. Upon their inevitable victory, the heroes find themselves unchanged. They still bear the curse, and they have not escaped from their predicament. It is apparent that Cronus was simply a<text:s/></text:span><text:span text:style-name="T32">tool for an even greater power, casting their judgement upon the characters. They eventually perish, as they cannot escape, and are sent back, but they retain a portion of the knowledge of what transpired previously.<text:s/></text:span></text:p>
      <text:p text:style-name="P33"><text:span text:style-name="T34">[ASCENDANT] Upon slaying Cronus again,</text:span><text:span text:style-name="T35"><text:s/>the Oracle opens a portal that will allow them to transverse the dimension of Cronus’ ascended plane. This is where Cronus’ true self lives, his form defeated previously being a physical incarnation of himself. The land is desolate, and appears worn by mi</text:span><text:span text:style-name="T36">llions of years of elemental torrent. The characters progress, facing<text:s/></text:span><text:soft-page-break/><text:span text:style-name="T37">stronger minions, unseen in the previous dungeon. After progressing for some time, they meet Cronus’ ascendant form. He is a massive version of what the heroes faced previously and is mu</text:span><text:span text:style-name="T38">ch more powerful. Eventually, upon defeating him, the heroes still have not</text:span><text:span text:style-name="T39"><text:s/></text:span><text:span text:style-name="T40">lost the curse that haunts them. The Oracle gives them forbidden knowledge, informing them the universe is dictated by two Gods of Judgement, that of Darkness, and that of Light. H</text:span><text:span text:style-name="T41">e also informs to the characters that both of these gods are evil, and equally responsible for their current predicament. He offers them two paths, the path of light or the path of dark, both lead to one of the gods. He tells them that slaying these gods w</text:span><text:span text:style-name="T42">ill break their curse and free them.</text:span></text:p>
      <text:p text:style-name="P43"><text:s/>[LIGHT PATH] The characters enter the path of light, and venture into a heavenly environment, laden with gold and ivory. Despite its welcoming appearance, the denizens still seek to kill the heroes. After slaying the minions, they face the Light God of Judgement. She says to them that redemption is still possible. That they can return to live a normal life. She offers them the chance to go back, forget everything, and try again to learn the lesson they intended. The heroes decline, and fight her. Upon her eventual defeat, the Oracle appears once again and tells them to remove her left gauntlet, as it is vital if they choose to escape.</text:p>
      <text:p text:style-name="P44"><text:span text:style-name="T45">[DARK PATH] The characters venture into a cold, dark environment, void of humanity. It<text:s/></text:span><text:span text:style-name="T46">is beyond hellish, and the evil denizens still seek to attack the heroes.</text:span><text:span text:style-name="T47"><text:s/></text:span><text:span text:style-name="T48">After slaying the minions, they face the Dark God of Judgement. He says they are beyond redemption, but he can create a pocket dimension for them to live like they did in their norma</text:span><text:span text:style-name="T49">l lives. The people would not be real, and they would forget their endeavor in its entirety. They decline, and fight him. Upon his defeat, the Oracle appears and tells them to remove his right gauntlet, as it is required for them to escape.</text:span></text:p>
      <text:p text:style-name="P50">[LIGHT PATH II]<text:s/>After defeating the Light God of Judgement again while holding the powers of the Dark God’s Gauntlet, her ascendant plane becomes open. They enter, face the minions, and face her ascendant form. After an epic battle, they collect her spirit in the Dark God’s Gauntlet, and start again from the beginning.</text:p>
      <text:p text:style-name="P51">[DARK PATH II] After defeating the Dark God of Judgement again while holding the powers of the Light God’s Gauntlet, his ascendant plane<text:s/><text:soft-page-break/>becomes open. They enter, face the minions, and face his ascendant form. After a legendary battle, they collect his soul in the Light God’s Gauntlet, and start again from the beginning.<text:s/></text:p>
      <text:p text:style-name="P52">[FINAL PATH] After defeating the ascendant forms of either of the Gods of Judgement while wielding the Light God’s Spirit and the Dark God’s Soul, the Oracle speaks again. He requests that they deliver him both of the divine entities and he can free them. Before giving him the entities, they whisper to the characters, telling them to destroy the gauntlets, as the Oracle is deceiving them.<text:s/></text:p>
      <text:p text:style-name="P53">[GIVE TO ORACLE] The characters give the Oracle the gauntlets. He thanks them, and tells them that they would not be freed, but they had bettered the future of humanity by allowing him to become the supreme God of Justice. He enters his domain and sends the<text:s/>characters back to the beginning to start their journey over again.<text:s/></text:p>
      <text:p text:style-name="P54">[DESTROY GAUNTLETS] The characters smash the gauntlets and the entities combine to create the Spectre of the Gods of Justice. They are devoid of their original personalities and powers.<text:s/>The Oracle angrily says that you have doomed humanity and themselves before the Spectre destroys him and enters their domain. The being sends the characters back to the beginning for them to start their journey again. <text:s/></text:p>
      <text:p text:style-name="P55">[EPILOGUE] The characters wander the<text:s/>dungeon aimlessly, holding little knowledge of their previous lives. They end up discovering the domain of the God of Justice (either iteration of it) and can fight it. Upon defeating it, they learn that it bears the same curse, and just like them, cannot<text:s/>be killed. Before its demise, it sends them back to the beginning again.</text:p>
      <text:p text:style-name="P56"/>
      <text:p text:style-name="P57"/>
      <text:p text:style-name="P58">Cowboy</text:p>
      <text:p text:style-name="P59"><text:span text:style-name="T60">Charles “Chuck” Stewart was born in the small town of Ostenborough in the New Mexico Territory in 1872. His father was an unsuccessful gunsmith, and he kept his family afloa</text:span><text:span text:style-name="T61">t by gambling. While his gambling skills let him win often, his luck ran out, and he owed one of the largest gangs in the territory, The Hounds, a large sum of money. After being in debt for years, the gang made him pay for his debts by breaking into his h</text:span><text:span text:style-name="T62">ome. 12-year old Chuck’s father was at his shop at the time, and his mother had told him to hide in a small chest at the foot of their bed. While hearing his mother get beat by the savage men, he found a loaded weapon in the chest. He slowly emerged, and s</text:span><text:span text:style-name="T63">hot each of the six men, not missing a single shot. His mother was badly beaten and she didn’t survive the ordeal. His father became a recluse in grief, and their property was taken by the bank by Chuck’s 13</text:span><text:span text:style-name="T64">th</text:span><text:span text:style-name="T65"><text:s/>birthday. In his teen years, Chuck began commi</text:span><text:span text:style-name="T66">tting burglaries to provide for himself and his father. By the time he was 16, his father contracted pneumonia, and passed away. After this, his crimes became larger scale, he was robbing stores and caravans. The Hounds’ rival gang, the Daly Gang, became i</text:span><text:span text:style-name="T67">nterested in his skills, and recruited him. He quickly rose the ranks, and garnered respect from the members. While he mostly wanted to make a living, Chuck wouldn’t pass on an opportunity to get revenge on the gang that took his family. The leaders organi</text:span><text:span text:style-name="T68">zed an attack on The Hounds’ stronghold, and set Chuck as the leader of the raid. The party was given the objective of finding the gang’s safe, but Chuck’s self-given objective was to find and kill the leader of the gang to make him pay for what he did. Th</text:span><text:span text:style-name="T69">e party and Chuck achieved in their objective, but on his way back, a rogue member of the Daly gang shoots and kills Chuck...</text:span></text:p>
      <text:p text:style-name="P70"/>
      <text:p text:style-name="P71">Ninja</text:p>
      <text:p text:style-name="P72"><text:span text:style-name="T73">Kuro Matsuda was born in city of Edo, Japan in 1842. Her father was a high-ranking officer of the shogunate, and<text:s/></text:span><text:span text:style-name="T74">because of this, she was raised very strictly. Her father expected her to be a wife of another shogun general, and raised her as such. This was not a life she wanted to take up, however. She took interest in Kendo, a martial arts form that uses swords. Her</text:span><text:span text:style-name="T75"><text:s/>father forbade her from engaging in any form of martial arts, but against his wishes, she would practice without his knowledge, and would sneak out at night wearing a black cover that hid her identity. At the age of 17, she was approached by a mysterious<text:s/></text:span><text:span text:style-name="T76">man wearing similar attire. He asked if she had heard about Shinobi, and she nodded her head no. She did not speak as to not reveal she was not a man. He said it is a dark art that pays well, and that the skills she possessed would be welcomed. He said to<text:s/></text:span><text:span text:style-name="T77">return here a week from then at the same time if she would like to be recruited. A week passed, and she arrived, still without a word said to the man. He brought her to a hidden dojo in the red-light district of Edo. Her training began, and for a full mont</text:span><text:span text:style-name="T78">h, she did not return home. During the training period, the recruits were told to not reveal one’s identity to one another, and to leave their suits on. A week into the training period, her father informed the shogun directly that his daughter was missing,</text:span><text:span text:style-name="T79"><text:s/>and a search began. She stayed in the shadows meanwhile, fulfilling small contracts of espionage for competing generals. After months of searching, she was declared dead. Six years of completing small scale espionage and assassinations had passed, and Kur</text:span><text:span text:style-name="T80">o was given a large contract of sabotaging the shogunate during a</text:span><text:span text:style-name="T81"><text:s/></text:span><text:span text:style-name="T82">meeting by setting the building on fire. She knew her father was in there, but she was assured that the objective was for nobody to die in the fire, simply sabotage the meeting. Watching the</text:span><text:span text:style-name="T83"><text:s/>exits, Kuro never saw her father exit, and in attempt to save him, she re-entered, and found him unconscious. While trying to bring him to safety, a beam collapsed, causing her to parish in the fire...</text:span></text:p>
      <text:p text:style-name="P84"/>
      <text:p text:style-name="P85"/>
      <text:p text:style-name="P86">Pirate</text:p>
      <text:p text:style-name="P87"><text:span text:style-name="T88">Mariano Perez was born in the Canary Islands</text:span><text:span text:style-name="T89"><text:s/>in 1837, but was orphaned, and was taken care of by a local farmer until he was 7 years old. After that, he was left to his own accord. He stole a banana off a local tree every day for his food, and would steal small articles of clothing that the locals l</text:span><text:span text:style-name="T90">eft out to dry. At the age of nine, he snuck onto a merchant boat headed for Spain. The boat was hijacked by pirates, who not only stole everything on board, but abducted Mariano in order to try to ransom him. They could not find his parents, so instead de</text:span><text:span text:style-name="T91">cided to make him their fence merchant. He would help sell the smaller pirated items to black market merchants. His peddling skills were commended, as he started to sell the items to normal merchants. After years as an unofficial member, the crew initiated</text:span><text:span text:style-name="T92"><text:s/>him as formal member of the Gibraltar Pirates. The group terrorized the merchants of both Spain and Morocco, and</text:span><text:span text:style-name="T93"><text:s/></text:span><text:span text:style-name="T94">were noted for their exceptionally cruel treatment of their victims. Mariano slowly became desensitized to this, losing empathy for the victim</text:span><text:span text:style-name="T95">s of the crew’s heinous acts. In one of their raids, a crew member from the boat they were pirating smashed an oil lamp into Mariano’s left arm, scalding it. Working with a craftsman in Morocco, Mariano purchased a steel gauntlet to cover his burns, fitted</text:span><text:span text:style-name="T96"><text:s/>with spikes in the knuckles. On one of Mariano’s routine trips to the Canary Islands, he saw the farmer that raised him was reduced to a beggar. He approached him, and asked where his farm went. He mentioned that his customers didn’t receive his crops las</text:span><text:span text:style-name="T97">t year because the transport boat carrying them was pirated. Mariano pondered on what he was reduced to, but before being able to make amends, the British Navy arrived on the coast, arresting each of his crew members. Rather than succumbing to the fate of<text:s/></text:span><text:span text:style-name="T98">being locked in a cell, Mariano picked up his weapon and died in a gunfight with the British... <text:s/></text:span></text:p>
      <text:p text:style-name="P99"/>
      <text:p text:style-name="P100"/>
      <text:p text:style-name="P101">Gameplay</text:p>
      <text:p text:style-name="P102">The game is set as a top-down dungeon crawler. Floors, which will be discussed later, are procedurally generated, meaning the dungeon will be different each time the game is played. Players will select a character that has unique attacks/abilities, along with different characteristics. This choice is permanent for that save as well. Once in game, the player will navigate through rooms that are filled<text:s/>with enemies. One room in each floor grants an ITEM (more on items on page #). Items are passive augmentations that improve characteristics/abilities of the player. The rooms are arranged non-linearly, meaning there will be dead ends occasionally. In the<text:s/>room furthest from the beginning, there will be a BOSS (more on bosses on page #). Bosses are challenging enemies that must be fought in order to progress to the next floor. Bosses will drop an item upon defeat. The scenery and enemies will slightly change<text:s/>with each floor.<text:s/></text:p>
      <text:p text:style-name="P103">Health</text:p>
      <text:p text:style-name="P104"><text:span text:style-name="T105">Players have a limited amount of health that will decrease after being hit by a hostile or their projectiles. After being hit, players will gain a very short period of invincibility and will be knocked back.<text:s/></text:span><text:span text:style-name="T106">Heath is required through healing orbs that will regenerate health. Certain orbs can be stashed and used later to regenerate health over time, but regen will be cancelled if any damage is taken.<text:s/></text:span></text:p>
      <text:p text:style-name="P107"/>
      <text:p text:style-name="P108"><text:span text:style-name="T109">Abilities</text:span></text:p>
      <text:p text:style-name="P110">Each character has a certain primary attack, each possessing certain strengths or weaknesses. Each character also has a secondary weapon<text:s/>that possesses other qualities. Characters also have 3 abilities each, the primary ability and secondary ability are simply slots the player can fill with an ability of their choice from a pool exclusive the character selected. These abilities are cooldown based, meaning a set amount of time must pass between each ability usage. As the game progresses, more abilities can be unlocked. The third ability is a Special Ability, these are charged based on damage done, and will take much longer to cooldown than the other abilities. This ability is far more powerful than the others, however.</text:p>
      <text:p text:style-name="P111"/>
      <text:p text:style-name="P112"><text:span text:style-name="T113">Items</text:span></text:p>
      <text:p text:style-name="P114">Items are<text:s/>objects that enhance the player in a myriad of ways. Items are acquired most often from Treasure Rooms after defeating a Treasure Guardian. Items have two tiers, Normal Item or Challenge Item. Challenge Items are acquired from killing the Treasure Champion (spawned with Champion Summoner) and Normal Items are acquired from Treasure Guardians (Guardian Summoner). Items can give players new weapons, modify stats, or change the way they game is played.<text:s/></text:p>
      <text:p text:style-name="P115"/>
      <text:p text:style-name="P116"><text:span text:style-name="T117">Stats</text:span></text:p>
      <text:p text:style-name="P118">Each character has certain stats that vary based on the character selected, items equipped, and expertise used. These stats will directly affect the strength of the character. Stats include, but are not limited to: health, damage, attack speed,<text:s/>reload speed, and magazine size.<text:s/></text:p>
      <text:p text:style-name="P119"/>
      <text:p text:style-name="P120"/>
      <text:p text:style-name="P121"><text:span text:style-name="T122">Enemies</text:span></text:p>
      <text:p text:style-name="P123"><text:span text:style-name="T124">Enemies are the<text:s/></text:span><text:span text:style-name="T125">general term for the entities that attack the player throughout the game, and will take several forms. Basic enemies will often appear as groups, while stronger enemies appear alone, or with few others. As the game progresses, enemies become stronger, deal</text:span><text:span text:style-name="T126">ing more damage, having more health, and possessing unique abilities that the player will have to learn in order to succeed.<text:s/></text:span></text:p>
      <text:p text:style-name="P127"/>
      <text:p text:style-name="P128"><text:span text:style-name="T129">Bosses</text:span></text:p>
      <text:p text:style-name="P130">At the end of each floor, a boss will be waiting. Bosses are not considered enemies (they will be immune to many<text:s/>status effects that affect enemies) but will operate similarly. Each boss will be unique to one another, and possess certain strengths and weaknesses the player will have to learn in order to easily defeat them. Bosses are notably more challenging than average enemies, but will reward items and access to the next floor upon defeat.</text:p>
      <text:p text:style-name="P131"/>
      <text:p text:style-name="P132"><text:span text:style-name="T133">Currency</text:span></text:p>
      <text:p text:style-name="P134">Upon completing certain tasks, usually defeating bosses or making progress in the main story, players will be given a Temporal Shard. Temporal Shards are kept upon death, and are used to make players permanently more powerful. Uses of Temporal Shards include:</text:p>
      <text:list text:style-name="LFO1" text:continue-numbering="true">
        <text:list-item>
          <text:p text:style-name="P135"><text:span text:style-name="T136">Gambles</text:span></text:p>
        </text:list-item>
        <text:list-item>
          <text:p text:style-name="P137"><text:span text:style-name="T138">Skill Boosts</text:span></text:p>
        </text:list-item>
        <text:list-item>
          <text:p text:style-name="P139"><text:span text:style-name="T140">Random Item Starts</text:span></text:p>
        </text:list-item>
        <text:list-item>
          <text:p text:style-name="P141"><text:span text:style-name="T142">New Items</text:span></text:p>
        </text:list-item>
        <text:list-item>
          <text:p text:style-name="P143"><text:span text:style-name="T144">Initial Stat Boosts</text:span></text:p>
        </text:list-item>
      </text:list>
      <text:p text:style-name="P145">Skill Boosts and New Items will be covered in “General Progression.” Gambles allow the player to purchase access to challenge. If they complete the challenge, they get double what they gave. If they lose, they lose all of it. Random Item Starts allow the player to begin with a random item that they have unlocked. Restarting will remove this item and the player will be forced to purchase it again if they choose to start with another random item. Initial Stat Boosts will increase a player’s stat for the entire next game. These can only be purchased once for each game.</text:p>
      <text:p text:style-name="P146"/>
      <text:p text:style-name="P147"><text:span text:style-name="T148">General Progression</text:span></text:p>
      <text:p text:style-name="P149">Before each game, the player will start in a hub area. Within the hub are several NPCs the player can interact with. One of which is a person the player can buy new items with using Temporal Shards. These items will be on a random rotation, and once purchased, will have a chance to show up in their respective loot pool in every game onwards. Not all items can be unlocked this way.<text:s/></text:p>
      <text:p text:style-name="P150">Another vendor is one that will sell Gambles. Gambles allow the player to earn<text:s/>additional Temporal Shards, but may also cause them to lose some. Some items ca be unlocked this way.</text:p>
      <text:p text:style-name="P151">A third vendor will be one that sells Skill Boosts. Skill Boosts augment player’s abilities to help them become more powerful. These are specific to skill trees and are permanent upgrades.<text:s/></text:p>
      <text:p text:style-name="P152">The final vendor will sell upgrades that last for the duration of the next game. These include Random Item Starts and Initial Stat Boosts.<text:s/></text:p>
      <text:p text:style-name="P153"/>
      <text:p text:style-name="P154"/>
      <text:p text:style-name="P155"><text:span text:style-name="T15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Char" style:display-name="Header Char" style:family="text" style:parent-style-name="DefaultParagraphFon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1666in" style:use-optimal-column-width="false"/>
    </style:style>
    <style:style style:name="TableColumn4" style:family="table-column">
      <style:table-column-properties style:column-width="2.1666in" style:use-optimal-column-width="false"/>
    </style:style>
    <style:style style:name="TableColumn5" style:family="table-column">
      <style:table-column-properties style:column-width="2.1666in" style:use-optimal-column-width="false"/>
    </style:style>
    <style:style style:name="Table2" style:family="table">
      <style:table-properties style:width="6.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Header"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Header" style:family="paragraph">
      <style:paragraph-properties fo:text-align="end" fo:margin-right="-0.0798in"/>
    </style:style>
    <style:style style:name="TableColumn14" style:family="table-column">
      <style:table-column-properties style:column-width="2.1666in" style:use-optimal-column-width="false"/>
    </style:style>
    <style:style style:name="TableColumn15" style:family="table-column">
      <style:table-column-properties style:column-width="2.1666in" style:use-optimal-column-width="false"/>
    </style:style>
    <style:style style:name="TableColumn16" style:family="table-column">
      <style:table-column-properties style:column-width="2.1666in" style:use-optimal-column-width="false"/>
    </style:style>
    <style:style style:name="Table13" style:family="table">
      <style:table-properties style:width="6.5in" fo:margin-left="0in" table:align="left"/>
    </style:style>
    <style:style style:name="TableRow17" style:family="table-row">
      <style:table-row-properties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Header"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Header"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Header"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text:page-number text:fixed="false">1</text:page-number></text:p>
            </table:table-cell>
          </table:table-row>
        </table:table>
        <text:p text:style-name="Header"/>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seph Larson</meta:initial-creator>
    <dc:creator>Joseph Larson</dc:creator>
    <meta:creation-date>2019-01-03T05:22:00Z</meta:creation-date>
    <dc:date>2019-06-29T15:49:00Z</dc:date>
    <meta:template xlink:href="Normal" xlink:type="simple"/>
    <meta:editing-cycles>2</meta:editing-cycles>
    <meta:editing-duration>PT1320S</meta:editing-duration>
    <meta:document-statistic meta:page-count="10" meta:paragraph-count="35" meta:word-count="2672" meta:character-count="17872" meta:row-count="126" meta:non-whitespace-character-count="15235"/>
  </office:meta>
</office:document-meta>
</file>